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173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_127</text:p>
          </table:table-cell>
          <table:table-cell office:value-type="string" calcext:value-type="string">
            <text:p>Is_violated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NumericTokenStre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attributes/CharTermAttribut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attributes/FlagsAttribut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attributes/OffsetAttribut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attributes/PayloadAttribut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attributes/PositionIncrementAttribu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attributes/PositionIncrementAttribut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attributes/TypeAttribut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Stre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Abstract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Field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Numeric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BufferedDelet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BufferedDeletesStre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heckIndex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ixCodedTerms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PreFlexField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epPostingsWriter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Postings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PostingsWriter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TermsDict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Directory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uments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lterIndex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FormatTooOldExcep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WriterConfi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Norm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TermsEnu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Norms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NormsWriterPer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Parallel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Payloa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ReadOnlyDirectory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ReadOnlySegment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Delet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Mer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SlowMultiReaderWrap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Enu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HashPer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ta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MultiFieldQueryPars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lean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leanScor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onstantScoreAutoRewri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ach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ach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acheTermsFil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ltered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IndexSearch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Search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Term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cor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coringRewri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imilarit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imilarityProvi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NearSpansUnordere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FieldDoc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Weigh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DataInpu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DataOutpu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Dire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FSDire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IndexInpu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MMapDire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RAMDire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ttributeSour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ByteSequenceOutp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F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IntSequenceOutp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NoOutp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Outp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PairOutp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PositiveIntOutp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BytesRef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BytesRefHash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CodecUti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Constan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DoubleBarrelLRUCach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IO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OpenBitSe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acked/Packed32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acked/Packed64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acked/PackedIn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acked/PackedReaderItera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acked/Packed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agedByt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erReaderTermSta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ReaderUti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UnicodeUti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CharTokeniz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iz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Date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DateToo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Docu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FieldSe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NumberToo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ByteBlockPoo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ByteSlice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ByteSlice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BlockTerm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Block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BlockTerm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Codec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CoreCodec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DefaultSegmentInfo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DefaultSegmentInfo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DeltaByte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DeltaByte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Fields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FixedGapTermsIndex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FixedGapTermsIndex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FixedIntBlock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FixedIntBlockIndexOut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IntBlock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SimpleIntBlock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SimpleIntBlock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SimpleIntBlockIndexOut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VariableIntBlock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VariableIntBlockIndexOut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Merg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erFieldCodecWrap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ostings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ostingsRead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ostingsWrit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ixCoded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ixCodedTerm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PreFlex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SegmentTermDo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SegmentTerm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SegmentTermPosi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TermBuff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TermInf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TermInfo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ulsing/Pulsing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ulsing/PulsingPostingsRead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ulsing/PulsingPostingsWrit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Int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IntIndexOut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ep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epPostingsRead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epSkipList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epSkipList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ingleInt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ingleInt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ingleIntIndexOut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impletext/SimpleText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impletext/SimpleTextField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impletext/SimpleTextField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DeltaByte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DeltaByte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impleStandardTermsIndex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impleStandardTermsIndex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PostingsRead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Posting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TermsDict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TermsIndex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TermsIndex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Terms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TermsIndexRead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TermsIndexWrit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TermSta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VariableGapTermsIndex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VariableGapTermsIndex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mpoundFile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mpoundFile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ncurrentMergeSchedu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ConsumerPerThrea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Consumer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ConsumersPer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ConsumersPerThrea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Process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ProcessorPerThrea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Inver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InverterPer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umentsWriterThread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Inf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Info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Invert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reqProxFieldMerg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reqProxTerm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reqProxTermsWriterPer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rozenBufferedDelet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Commi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FileDele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FileNam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NotFound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vertedDoc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vertedDocEnd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LogByteSize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LogDoc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Log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Field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LevelSkipList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LevelSkipList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Term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No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NoMergeSchedu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Ord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ParallelPostingsArra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PayloadProcessor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PerFieldCodecWrap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PersistentSnapshotDeletion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Code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Inf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Info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Read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Writ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napshotDeletion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toredField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toredFieldsWriterPerThrea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Has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Hash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HashPerThrea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VectorMap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VectorOffsetInf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Vector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VectorsTerm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VectorsTermsWriterPer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messages/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messages/Message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Char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Parse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QueryPars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QueryPars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QueryParserConsta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QueryParserToken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Toke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TokenMgrErr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Automaton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Automaton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leanClau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leanScorer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st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stAttribute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Byte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CachedArra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CachedArray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DocTerm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DocTermsIndex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Double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Entry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EntryCreatorWithOp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EntryKe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Float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Int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Long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Short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SimpleEntryKe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ingSpan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ingWrapper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haining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onjunction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onstantScor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DefaultSimilar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DisjunctionMax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DisjunctionMax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DisjunctionSum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ExactPhrase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Explan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acheRange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ompar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omparator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Do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ValueHitQueu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ltered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CustomScor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FieldCach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MultiValu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OrdField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ReverseOrdField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Valu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ValueSourc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zzy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zzy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atchAllDocs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axNonCompetitiveBoost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axNonCompetitiveBoostAttribute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Phras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TermQueryWrapper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NumericRange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NumericRang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rallelMultiSearch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AveragePayloadFun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MaxPayloadFun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MinPayloadFun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PayloadFun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PayloadNear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PayloadSpan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PayloadTerm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hras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hrase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ositiveScoresOnly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refix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refix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QueryTermV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QueryWrapper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ReqExcl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ReqOptSum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coreCachingWrapping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coreDo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earchab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earch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imilarityDeleg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ingle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loppyPhrase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or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ort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Query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FieldMaskingSpan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NearSpansOrdere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First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MultiTermQueryWrap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NearPayloadCheck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Near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Not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Or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PayloadCheck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PositionCheck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PositionRang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Term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Weigh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CollectingRewri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Rang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Range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imeLimiting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Do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Field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ScoreDoc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TermsRewri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talHitCount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Wildcard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Buffered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ByteArrayData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FileSwitchDire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FSLock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NativeFSLock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NIOFSDire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NoLock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RAM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RAMIn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RAMOut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SimpleFSDire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SimpleFSLock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rray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ttribute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ttributeRef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Automat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BasicOpera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ByteRunAutomat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Buil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BytesRefFST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FST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IntsRefFST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NodeHas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RunAutomat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SortedInt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SpecialOpera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Tran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UTF32ToUTF8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Bi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Bit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ByteBlockPoo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Collection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Englis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IndexableBinaryStringToo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IntsRef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MapBacked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Numeric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RamUsageEstim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RecyclingByteBlockAlloc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SetO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SmallFloa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SorterTempl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StringHel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ToString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Version.jav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40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15:33:27.967300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5:33:59.025892435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814" meta:object-count="0"/>
  </office:meta>
</office:document-meta>
</file>